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41.01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8.77mm" fo:break-before="auto" style:use-optimal-row-height="true"/>
    </style:style>
    <style:style style:name="ro24" style:family="table-row">
      <style:table-row-properties style:row-height="24.22mm" fo:break-before="auto" style:use-optimal-row-height="true"/>
    </style:style>
    <style:style style:name="ro25" style:family="table-row">
      <style:table-row-properties style:row-height="31.33mm" fo:break-before="auto" style:use-optimal-row-height="true"/>
    </style:style>
    <style:style style:name="ro26" style:family="table-row">
      <style:table-row-properties style:row-height="21.57mm" fo:break-before="auto" style:use-optimal-row-height="true"/>
    </style:style>
    <style:style style:name="ro27" style:family="table-row">
      <style:table-row-properties style:row-height="11.84mm" fo:break-before="auto" style:use-optimal-row-height="true"/>
    </style:style>
    <style:style style:name="ro28" style:family="table-row">
      <style:table-row-properties style:row-height="29.47mm" fo:break-before="auto" style:use-optimal-row-height="true"/>
    </style:style>
    <style:style style:name="ro29" style:family="table-row">
      <style:table-row-properties style:row-height="36.32mm" fo:break-before="auto" style:use-optimal-row-height="true"/>
    </style:style>
    <style:style style:name="ro30" style:family="table-row">
      <style:table-row-properties style:row-height="43.16mm" fo:break-before="auto" style:use-optimal-row-height="true"/>
    </style:style>
    <style:style style:name="ro31" style:family="table-row">
      <style:table-row-properties style:row-height="56.85mm" fo:break-before="auto" style:use-optimal-row-height="true"/>
    </style:style>
    <style:style style:name="ro32" style:family="table-row">
      <style:table-row-properties style:row-height="32.1mm" fo:break-before="auto" style:use-optimal-row-height="true"/>
    </style:style>
    <style:style style:name="ro3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8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8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1" style:family="text">
      <style:text-properties fo:color="#ce181e" fo:font-weight="bold" style:font-weight-asian="bold" style:font-weight-complex="bold"/>
    </style:style>
    <style:style style:name="T9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9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6" style:family="text">
      <style:text-properties style:font-name-asian="Consolas" style:font-name-complex="Consolas" style:font-size-asian="9.5pt" style:font-size-complex="9.5pt"/>
    </style:style>
    <style:style style:name="T107" style:family="text">
      <style:text-properties style:text-position="super 58%"/>
    </style:style>
    <style:style style:name="T10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Start MT-SICS simulation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tart terminal connected to simulatio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 (ScottPlot)]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Send:</text:p>
            <text:p>D "Hello World"\!(LineRepeat(10))</text:p>
            <text:p>DW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5" office:value-type="string" calcext:value-type="string">
            <text:p>End of video [Plot Byte Count&amp;Rate (ScottPlot)]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gain:</text:p>
            <text:p>SIR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Close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mor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emove simulated value</text:p>
          </table:table-cell>
          <table:table-cell/>
          <table:table-cell table:style-name="ce25" office:value-type="string" calcext:value-type="string">
            <text:p>End of video [Line Chart (X = Time Stamp) (ScottPlot)]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SIR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lowly add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dd more simulated valu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emove simulated value</text:p>
          </table:table-cell>
          <table:table-cell/>
          <table:table-cell table:style-name="ce25" office:value-type="string" calcext:value-type="string">
            <text:p>End of video [Histogram (Horizontal) (ScottPlot)]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C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Plot Byte Count&amp;Rate (ScottPlot)]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 [Plot Byte Count&amp;Rate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6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3">Action: [Line Chart (X = Time)]</text:span></text:p>
            <text:p><text:span text:style-name="T83">Trigger:</text:span></text:p>
            <text:p><text:span text:style-name="T84">(</text:span><text:span text:style-name="T83">(?:(?:19|20)\d\d-(?:0[1-9]|1[012])-(?:0[1-9]|[12]\d|3[01]))</text:span><text:span text:style-name="T85">T</text:span><text:span text:style-name="T86">(?:(?:[01]\d|2[0-3]):[0-5]\d:[0-5]\d)</text:span><text:span text:style-name="T87">)</text:span><text:span text:style-name="T86">\s+([-+]?(?:\d+(?:\.\d*)?|\.\d+))\s+([-+]?\d+)\s+([-+]?\d+)\s+([A-Z]{1})\s+</text:span>([A-Za-z]{3})</text:p>
            <text:p><text:span text:style-name="T84">(</text:span><text:span text:style-name="T86">(?:(?:19|20)\d\d-(?:0[1-9]|1[012])-(?:0[1-9]|[12]\d|3[01]))</text:span><text:span text:style-name="T85">T</text:span><text:span text:style-name="T86">(?:(?:[01]\d|2[0-3]):[0-5]\d:[0-5]\d)</text:span><text:span text:style-name="T87">)</text:span></text:p>
            <text:p><text:span text:style-name="T88">                                                                                                                                                                 </text:span><text:span text:style-name="T89">\s+([-+]?(?:\d+(?:\.\d*)?|\.\d+)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24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3">Action: [Line Chart]</text:span></text:p>
            <text:p><text:span text:style-name="T83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88">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<text:span text:style-name="T83">Action: [Scatter Plot]</text:span></text:p>
            <text:p><text:span text:style-name="T83">Trigger: same as [Line Chart] just above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95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2">   1 </text:span><text:span text:style-name="T93">S S       0.00 g</text:span></text:p>
            <text:p><text:span text:style-name="T92">   2 </text:span><text:span text:style-name="T93">S S       0.00 g</text:span></text:p>
            <text:p><text:span text:style-name="T92">   3 </text:span><text:span text:style-name="T93">S S       0.00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2">...</text:span></text:p>
            <text:p><text:span text:style-name="T92"> 101 </text:span><text:span text:style-name="T93">S D       ?.?? g</text:span></text:p>
            <text:p><text:span text:style-name="T92"> 102 </text:span><text:span text:style-name="T93">S D       ?.?? g</text:span></text:p>
            <text:p><text:span text:style-name="T92"> 103 </text:span><text:span text:style-name="T93">S D       ?.?? g</text:span></text:p>
            <text:p><text:span text:style-name="T94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2">...</text:span></text:p>
            <text:p><text:span text:style-name="T92"> 201 </text:span><text:span text:style-name="T93">S S       ?.?? g</text:span></text:p>
            <text:p><text:span text:style-name="T92"> 202 </text:span><text:span text:style-name="T93">S S       ?.?? g</text:span></text:p>
            <text:p><text:span text:style-name="T92"> 203 </text:span><text:span text:style-name="T93">S S       ?.??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101">(&gt;&gt;)</text:span><text:span text:style-name="T102"> </text:span><text:span text:style-name="T5">A</text:span><text:span text:style-name="T6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7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2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6">Note that display elements are text-only and no longer contain the underlying typed</text:span></text:p>
            <text:p><text:span text:style-name="T106">information such as the time stamp of the origin. Since the XML schema is strongly-</text:span></text:p>
            <text:p><text:span text:style-name="T106">typed again, the items need to be reconstructed. Not optimal, but simply a trade-off</text:span></text:p>
            <text:p><text:span text:style-name="T106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2<text:span text:style-name="T10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3<text:span text:style-name="T107">rd</text:span> line</text:p>
          </table:table-cell>
          <table:table-cell office:value-type="string" calcext:value-type="string">
            <text:p>Repeat steps above, except <text:span text:style-name="T10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22:03:40.7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14H37M15S</meta:editing-duration>
    <meta:editing-cycles>618</meta:editing-cycles>
    <meta:generator>LibreOffice/6.1.5.2$Windows_X86_64 LibreOffice_project/90f8dcf33c87b3705e78202e3df5142b201bd805</meta:generator>
    <dc:date>2020-01-26T22:42:14.899000000</dc:date>
    <meta:print-date>2013-02-02T14:44:49.07</meta:print-date>
    <meta:document-statistic meta:table-count="13" meta:cell-count="2394" meta:object-count="0"/>
    <meta:user-defined meta:name="Info 1"/>
    <meta:user-defined meta:name="Info 2"/>
    <meta:user-defined meta:name="Info 3"/>
    <meta:user-defined meta:name="Info 4"/>
  </office:meta>
</office:document-meta>
</file>